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getableColourAccessor.write( EvaluationContext context , Object target , String name , Objec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pressionLanguageScenarioTests.testScenario_DefiningVariablesThatWillBeAccessibleInExpr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xpressionLanguageScenarioTests.testScenario_UsingStandardInfrastructu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Class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getableColourAccessor.canWrite( EvaluationContext context , Object targe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LanguageScenarioTests.repea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ruitColourAccessor.getSpecificTarge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uitColourAccessor.read( EvaluationContext context , Object targe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LanguageScenarioTests.testScenario_AddingYourOwnPropertyResolvers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egetableColourAccessor.getSpecificTarge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getableColourAccessor.read( EvaluationContext context , Object targe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uitColourAccessor.write( EvaluationContext context , Object target , String name , Objec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ruitColourAccessor.canRead( EvaluationContext context , Object targe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LanguageScenarioTests.testScenario_UsingADifferentRootContex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ExpressionLanguageScenarioTests.testScenario_AddingYourOwnPropertyResolvers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pressionLanguageScenarioTests.testScenario_RegisteringJavaMethodsAsFunctionsAndCallingThe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Class.setProperty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getableColourAccessor.canRead( EvaluationContext context , Object targe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uitColourAccessor.canWrite( EvaluationContext context , Object targe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